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4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 style:data-style-name="N10039"/>
    <style:style style:name="ce6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2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Tasks done</text:p>
          </table:table-cell>
          <table:table-cell table:style-name="ce9" office:value-type="string" calcext:value-type="string">
            <text:p>New sources</text:p>
          </table:table-cell>
          <table:table-cell table:style-name="ce9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  <text:p>- add slides for k-fac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3" office:value-type="string" calcext:value-type="string">
            <text:p>Tasks done</text:p>
          </table:table-cell>
          <table:table-cell table:style-name="ce13" office:value-type="string" calcext:value-type="string">
            <text:p>New sources</text:p>
          </table:table-cell>
          <table:table-cell table:style-name="ce13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table:number-columns-repeated="1023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office:value-type="string" calcext:value-type="string">
            <text:p><text:span text:style-name="T2">- create training rnn code</text:span></text:p>
            <text:p><text:span text:style-name="T2">- meetings</text:span></text:p>
            <text:p><text:span text:style-name="T2">- try strong initialisation for RNN without success</text:span></text:p>
          </table:table-cell>
          <table:table-cell table:number-columns-repeated="1022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office:value-type="string" calcext:value-type="string">
            <text:p>- update possible ways to explore</text:p>
            <text:p>- start the implementation of a constrained RNN, not finished</text:p>
          </table:table-cell>
          <table:table-cell table:number-columns-repeated="1022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office:value-type="string" calcext:value-type="string">
            <text:p>- Debug the constrained RNN</text:p>
            <text:p>- Test the automata wiht both constrained and unconstrained automata : convergence seems to remain</text:p>
            <text:p>(less overfit ?)</text:p>
            <text:p>- start to read MLRegTest</text:p>
          </table:table-cell>
          <table:table-cell office:value-type="string" calcext:value-type="string">
            <text:p>MLRegTest : MLRegTest.pdf</text:p>
          </table:table-cell>
          <table:table-cell table:number-columns-repeated="1021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office:value-type="string" calcext:value-type="string">
            <text:p>- Read the essential (classes of automata) of MLRegTest</text:p>
            <text:p>- do slides about MLRegTest and Parametrized R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/05/2024 – 12/05/2024</text:p>
          </table:table-cell>
          <table:table-cell table:number-columns-repeated="1023"/>
        </table:table-row>
        <table:table-row table:style-name="ro6">
          <table:table-cell office:value-type="date" office:date-value="2024-05-13" calcext:value-type="date">
            <text:p>13 mai 24</text:p>
          </table:table-cell>
          <table:table-cell office:value-type="string" calcext:value-type="string">
            <text:p>- Try to find an easy method to use tanh instead of the sigmoid (found but it not finished explicitely.</text:p>
            <text:p>Have to inverse a matrix and this seems to be an interesting theoretical stuff)</text:p>
            <text:p>- start to learn how to use tensorflow</text:p>
          </table:table-cell>
          <table:table-cell table:number-columns-repeated="1022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office:value-type="string" calcext:value-type="string">
            <text:p>- finished basics of tensorflow + irregular versions</text:p>
          </table:table-cell>
          <table:table-cell table:number-columns-repeated="1022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office:value-type="string" calcext:value-type="string">
            <text:p>- finished tensorflow rnn with not constant size</text:p>
            <text:p>- fight to install kfac (not solved)</text:p>
          </table:table-cell>
          <table:table-cell table:number-columns-repeated="1022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office:value-type="string" calcext:value-type="string">
            <text:p>- fight to find a way to use kfac usefully. failed</text:p>
          </table:table-cell>
          <table:table-cell table:number-columns-repeated="1022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office:value-type="string" calcext:value-type="string">
            <text:p>TODO : change the Decryption function to only have 1 output</text:p>
          </table:table-cell>
          <table:table-cell table:number-columns-repeated="1022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office:value-type="string" calcext:value-type="string">
            <text:p>- last try with k-fac</text:p>
            <text:p>- try to understand volodimir code</text:p>
          </table:table-cell>
          <table:table-cell table:number-columns-repeated="1022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table:number-columns-repeated="1023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table:number-columns-repeated="1023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table:number-columns-repeated="1023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table:number-columns-repeated="1023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table:number-columns-repeated="1023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table:number-columns-repeated="1023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5-21T17:12:30.295795089</dc:date>
    <meta:editing-duration>P2DT12H46M57S</meta:editing-duration>
    <meta:editing-cycles>73</meta:editing-cycles>
    <meta:generator>LibreOffice/7.3.7.2$Linux_X86_64 LibreOffice_project/30$Build-2</meta:generator>
    <meta:document-statistic meta:table-count="2" meta:cell-count="102" meta:object-count="0"/>
  </office:meta>
</office:document-meta>
</file>